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text="urn:oasis:names:tc:opendocument:xmlns:text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200.0mm" fo:page-width="200.0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000000" draw:opacity="100.0%" draw:stroke="none"/>
    </style:style>
    <style:style style:family="graphic" style:name="style-3">
      <style:graphic-properties draw:fill="solid" draw:fill-color="#ff0000" draw:opacity="100.0%" draw:stroke="none"/>
    </style:style>
    <style:style style:family="graphic" style:name="style-4">
      <style:graphic-properties draw:fill="solid" draw:fill-color="#000000" draw:opacity="100.0%" draw:stroke="none"/>
    </style:style>
    <style:style style:family="graphic" style:name="style-5">
      <style:graphic-properties draw:fill="solid" draw:fill-color="#ff0000" draw:opacity="100.0%" draw:stroke="none"/>
    </style:style>
    <style:style style:family="graphic" style:name="style-6">
      <style:graphic-properties draw:fill="solid" draw:fill-color="#000000" draw:opacity="100.0%" draw:stroke="none"/>
    </style:style>
    <style:style style:family="graphic" style:name="style-7">
      <style:graphic-properties draw:fill="solid" draw:fill-color="#008000" draw:opacity="100.0%" draw:stroke="none"/>
    </style:style>
    <style:style style:family="graphic" style:name="style-8">
      <style:graphic-properties draw:fill="solid" draw:fill-color="#ffffff" draw:opacity="100.0%" draw:stroke="none"/>
    </style:style>
    <style:style style:family="graphic" style:name="style-9">
      <style:graphic-properties draw:fill="solid" draw:fill-color="#008000" draw:opacity="100.0%" draw:stroke="none"/>
    </style:style>
    <style:style style:family="graphic" style:name="style-10">
      <style:graphic-properties draw:fill="solid" draw:fill-color="#ffffff" draw:opacity="100.0%" draw:stroke="none"/>
    </style:style>
    <style:style style:family="graphic" style:name="style-11">
      <style:graphic-properties draw:fill="solid" draw:fill-color="#ff0000" draw:opacity="100.0%" draw:stroke="none"/>
    </style:style>
    <style:style style:family="graphic" style:name="style-12">
      <style:graphic-properties draw:fill="solid" draw:fill-color="#000000" draw:opacity="100.0%" draw:stroke="none"/>
    </style:style>
    <style:style style:family="graphic" style:name="style-13">
      <style:graphic-properties draw:fill="solid" draw:fill-color="#ff0000" draw:opacity="100.0%" draw:stroke="none"/>
    </style:style>
    <style:style style:family="graphic" style:name="style-14">
      <style:graphic-properties draw:fill="solid" draw:fill-color="#000000" draw:opacity="100.0%" draw:stroke="none"/>
    </style:style>
    <style:style style:family="graphic" style:name="style-15">
      <style:graphic-properties draw:fill="solid" draw:fill-color="#008000" draw:opacity="100.0%" draw:stroke="none"/>
    </style:style>
    <style:style style:family="graphic" style:name="style-16">
      <style:graphic-properties draw:fill="solid" draw:fill-color="#ffffff" draw:opacity="100.0%" draw:stroke="none"/>
    </style:style>
    <style:style style:family="graphic" style:name="style-17">
      <style:graphic-properties draw:fill="solid" draw:fill-color="#008000" draw:opacity="100.0%" draw:stroke="none"/>
    </style:style>
    <style:style style:family="graphic" style:name="style-18">
      <style:graphic-properties draw:fill="solid" draw:fill-color="#ffffff" draw:opacity="100.0%" draw:stroke="none"/>
    </style:style>
    <style:style style:family="graphic" style:name="style-19">
      <style:graphic-properties draw:fill="solid" draw:fill-color="#ff0000" draw:opacity="100.0%" draw:stroke="none"/>
    </style:style>
    <style:style style:family="graphic" style:name="style-20">
      <style:graphic-properties draw:fill="solid" draw:fill-color="#000000" draw:opacity="100.0%" draw:stroke="none"/>
    </style:style>
    <style:style style:family="graphic" style:name="style-21">
      <style:graphic-properties draw:fill="solid" draw:fill-color="#ff0000" draw:opacity="100.0%" draw:stroke="none"/>
    </style:style>
    <style:style style:family="graphic" style:name="style-22">
      <style:graphic-properties draw:fill="solid" draw:fill-color="#000000" draw:opacity="100.0%" draw:stroke="none"/>
    </style:style>
    <style:style style:family="graphic" style:name="style-23">
      <style:graphic-properties draw:fill="solid" draw:fill-color="#008000" draw:opacity="100.0%" draw:stroke="none"/>
    </style:style>
    <style:style style:family="graphic" style:name="style-24">
      <style:graphic-properties draw:fill="solid" draw:fill-color="#ffffff" draw:opacity="100.0%" draw:stroke="none"/>
    </style:style>
    <style:style style:family="graphic" style:name="style-25">
      <style:graphic-properties draw:fill="solid" draw:fill-color="#008000" draw:opacity="100.0%" draw:stroke="none"/>
    </style:style>
    <style:style style:family="graphic" style:name="style-26">
      <style:graphic-properties draw:fill="solid" draw:fill-color="#ffffff" draw:opacity="100.0%" draw:stroke="none"/>
    </style:style>
    <style:style style:family="graphic" style:name="style-27">
      <style:graphic-properties draw:fill="solid" draw:fill-color="#ff0000" draw:opacity="100.0%" draw:stroke="none"/>
    </style:style>
    <style:style style:family="graphic" style:name="style-28">
      <style:graphic-properties draw:fill="solid" draw:fill-color="#000000" draw:opacity="100.0%" draw:stroke="none"/>
    </style:style>
    <style:style style:family="graphic" style:name="style-29">
      <style:graphic-properties draw:fill="solid" draw:fill-color="#ff0000" draw:opacity="100.0%" draw:stroke="none"/>
    </style:style>
    <style:style style:family="graphic" style:name="style-30">
      <style:graphic-properties draw:fill="solid" draw:fill-color="#000000" draw:opacity="100.0%" draw:stroke="none"/>
    </style:style>
    <style:style style:family="graphic" style:name="style-31">
      <style:graphic-properties draw:fill="solid" draw:fill-color="#008000" draw:opacity="100.0%" draw:stroke="none"/>
    </style:style>
    <style:style style:family="graphic" style:name="style-32">
      <style:graphic-properties draw:fill="solid" draw:fill-color="#ffffff" draw:opacity="100.0%" draw:stroke="none"/>
    </style:style>
    <style:style style:family="graphic" style:name="style-33">
      <style:graphic-properties draw:fill="solid" draw:fill-color="#008000" draw:opacity="100.0%" draw:stroke="none"/>
    </style:style>
    <style:style style:family="graphic" style:name="style-34">
      <style:graphic-properties draw:fill="solid" draw:fill-color="#ffffff" draw:opacity="100.0%" draw:stroke="none"/>
    </style:style>
    <style:style style:family="graphic" style:name="style-35">
      <style:graphic-properties draw:fill="solid" draw:fill-color="#ff0000" draw:opacity="100.0%" draw:stroke="none"/>
    </style:style>
    <style:style style:family="graphic" style:name="style-36">
      <style:graphic-properties draw:fill="solid" draw:fill-color="#000000" draw:opacity="100.0%" draw:stroke="none"/>
    </style:style>
    <style:style style:family="graphic" style:name="style-37">
      <style:graphic-properties draw:fill="solid" draw:fill-color="#ff0000" draw:opacity="100.0%" draw:stroke="none"/>
    </style:style>
    <style:style style:family="graphic" style:name="style-38">
      <style:graphic-properties draw:fill="solid" draw:fill-color="#000000" draw:opacity="100.0%" draw:stroke="none"/>
    </style:style>
    <style:style style:family="graphic" style:name="style-39">
      <style:graphic-properties draw:fill="solid" draw:fill-color="#008000" draw:opacity="100.0%" draw:stroke="none"/>
    </style:style>
    <style:style style:family="graphic" style:name="style-40">
      <style:graphic-properties draw:fill="solid" draw:fill-color="#ffffff" draw:opacity="100.0%" draw:stroke="none"/>
    </style:style>
    <style:style style:family="graphic" style:name="style-41">
      <style:graphic-properties draw:fill="solid" draw:fill-color="#008000" draw:opacity="100.0%" draw:stroke="none"/>
    </style:style>
    <style:style style:family="graphic" style:name="style-42">
      <style:graphic-properties draw:fill="solid" draw:fill-color="#ffffff" draw:opacity="100.0%" draw:stroke="none"/>
    </style:style>
    <style:style style:family="graphic" style:name="style-43">
      <style:graphic-properties draw:fill="solid" draw:fill-color="#ff0000" draw:opacity="100.0%" draw:stroke="none"/>
    </style:style>
    <style:style style:family="graphic" style:name="style-44">
      <style:graphic-properties draw:fill="solid" draw:fill-color="#000000" draw:opacity="100.0%" draw:stroke="none"/>
    </style:style>
    <style:style style:family="graphic" style:name="style-45">
      <style:graphic-properties draw:fill="solid" draw:fill-color="#ff0000" draw:opacity="100.0%" draw:stroke="none"/>
    </style:style>
    <style:style style:family="graphic" style:name="style-46">
      <style:graphic-properties draw:fill="solid" draw:fill-color="#000000" draw:opacity="100.0%" draw:stroke="none"/>
    </style:style>
    <style:style style:family="graphic" style:name="style-47">
      <style:graphic-properties draw:fill="solid" draw:fill-color="#008000" draw:opacity="100.0%" draw:stroke="none"/>
    </style:style>
    <style:style style:family="graphic" style:name="style-48">
      <style:graphic-properties draw:fill="solid" draw:fill-color="#ffffff" draw:opacity="100.0%" draw:stroke="none"/>
    </style:style>
    <style:style style:family="graphic" style:name="style-49">
      <style:graphic-properties draw:fill="solid" draw:fill-color="#008000" draw:opacity="100.0%" draw:stroke="none"/>
    </style:style>
    <style:style style:family="graphic" style:name="style-50">
      <style:graphic-properties draw:fill="solid" draw:fill-color="#ffffff" draw:opacity="100.0%" draw:stroke="none"/>
    </style:style>
    <style:style style:family="graphic" style:name="style-51">
      <style:graphic-properties draw:fill="solid" draw:fill-color="#ff0000" draw:opacity="100.0%" draw:stroke="none"/>
    </style:style>
    <style:style style:family="graphic" style:name="style-52">
      <style:graphic-properties draw:fill="solid" draw:fill-color="#000000" draw:opacity="100.0%" draw:stroke="none"/>
    </style:style>
    <style:style style:family="graphic" style:name="style-53">
      <style:graphic-properties draw:fill="solid" draw:fill-color="#ff0000" draw:opacity="100.0%" draw:stroke="none"/>
    </style:style>
    <style:style style:family="graphic" style:name="style-54">
      <style:graphic-properties draw:fill="solid" draw:fill-color="#000000" draw:opacity="100.0%" draw:stroke="none"/>
    </style:style>
    <style:style style:family="graphic" style:name="style-55">
      <style:graphic-properties draw:fill="solid" draw:fill-color="#008000" draw:opacity="100.0%" draw:stroke="none"/>
    </style:style>
    <style:style style:family="graphic" style:name="style-56">
      <style:graphic-properties draw:fill="solid" draw:fill-color="#ffffff" draw:opacity="100.0%" draw:stroke="none"/>
    </style:style>
    <style:style style:family="graphic" style:name="style-57">
      <style:graphic-properties draw:fill="solid" draw:fill-color="#008000" draw:opacity="100.0%" draw:stroke="none"/>
    </style:style>
    <style:style style:family="graphic" style:name="style-58">
      <style:graphic-properties draw:fill="solid" draw:fill-color="#ffffff" draw:opacity="100.0%" draw:stroke="none"/>
    </style:style>
    <style:style style:family="graphic" style:name="style-59">
      <style:graphic-properties draw:fill="solid" draw:fill-color="#ff0000" draw:opacity="100.0%" draw:stroke="none"/>
    </style:style>
    <style:style style:family="graphic" style:name="style-60">
      <style:graphic-properties draw:fill="solid" draw:fill-color="#000000" draw:opacity="100.0%" draw:stroke="none"/>
    </style:style>
    <style:style style:family="graphic" style:name="style-61">
      <style:graphic-properties draw:fill="solid" draw:fill-color="#ff0000" draw:opacity="100.0%" draw:stroke="none"/>
    </style:style>
    <style:style style:family="graphic" style:name="style-62">
      <style:graphic-properties draw:fill="solid" draw:fill-color="#000000" draw:opacity="100.0%" draw:stroke="none"/>
    </style:style>
    <style:style style:family="graphic" style:name="style-63">
      <style:graphic-properties draw:fill="solid" draw:fill-color="#008000" draw:opacity="100.0%" draw:stroke="none"/>
    </style:style>
    <style:style style:family="graphic" style:name="style-64">
      <style:graphic-properties draw:fill="solid" draw:fill-color="#ffffff" draw:opacity="100.0%" draw:stroke="none"/>
    </style:style>
    <style:style style:family="graphic" style:name="style-65">
      <style:graphic-properties draw:fill="solid" draw:fill-color="#008000" draw:opacity="100.0%" draw:stroke="none"/>
    </style:style>
    <style:style style:family="graphic" style:name="style-66">
      <style:graphic-properties draw:fill="solid" draw:fill-color="#ffffff" draw:opacity="100.0%" draw:stroke="none"/>
    </style:style>
    <style:style style:family="graphic" style:name="style-67">
      <style:graphic-properties draw:fill="solid" draw:fill-color="#ff0000" draw:opacity="100.0%" draw:stroke="none"/>
    </style:style>
    <style:style style:family="graphic" style:name="style-68">
      <style:graphic-properties draw:fill="solid" draw:fill-color="#000000" draw:opacity="100.0%" draw:stroke="none"/>
    </style:style>
    <style:style style:family="graphic" style:name="style-69">
      <style:graphic-properties draw:fill="solid" draw:fill-color="#ff0000" draw:opacity="100.0%" draw:stroke="none"/>
    </style:style>
    <style:style style:family="graphic" style:name="style-70">
      <style:graphic-properties draw:fill="solid" draw:fill-color="#000000" draw:opacity="100.0%" draw:stroke="none"/>
    </style:style>
    <style:style style:family="graphic" style:name="style-71">
      <style:graphic-properties draw:fill="solid" draw:fill-color="#008000" draw:opacity="100.0%" draw:stroke="none"/>
    </style:style>
    <style:style style:family="graphic" style:name="style-72">
      <style:graphic-properties draw:fill="solid" draw:fill-color="#ffffff" draw:opacity="100.0%" draw:stroke="none"/>
    </style:style>
    <style:style style:family="graphic" style:name="style-73">
      <style:graphic-properties draw:fill="solid" draw:fill-color="#008000" draw:opacity="100.0%" draw:stroke="none"/>
    </style:style>
    <style:style style:family="graphic" style:name="style-74">
      <style:graphic-properties draw:fill="solid" draw:fill-color="#ffffff" draw:opacity="100.0%" draw:stroke="none"/>
    </style:style>
    <style:style style:family="graphic" style:name="style-75">
      <style:graphic-properties draw:fill="solid" draw:fill-color="#ff0000" draw:opacity="100.0%" draw:stroke="none"/>
    </style:style>
    <style:style style:family="graphic" style:name="style-76">
      <style:graphic-properties draw:fill="solid" draw:fill-color="#000000" draw:opacity="100.0%" draw:stroke="none"/>
    </style:style>
    <style:style style:family="graphic" style:name="style-77">
      <style:graphic-properties draw:fill="solid" draw:fill-color="#ff0000" draw:opacity="100.0%" draw:stroke="none"/>
    </style:style>
    <style:style style:family="graphic" style:name="style-78">
      <style:graphic-properties draw:fill="solid" draw:fill-color="#000000" draw:opacity="100.0%" draw:stroke="none"/>
    </style:style>
    <style:style style:family="graphic" style:name="style-79">
      <style:graphic-properties draw:fill="solid" draw:fill-color="#008000" draw:opacity="100.0%" draw:stroke="none"/>
    </style:style>
    <style:style style:family="graphic" style:name="style-80">
      <style:graphic-properties draw:fill="solid" draw:fill-color="#ffffff" draw:opacity="100.0%" draw:stroke="none"/>
    </style:style>
    <style:style style:family="graphic" style:name="style-81">
      <style:graphic-properties draw:fill="solid" draw:fill-color="#008000" draw:opacity="100.0%" draw:stroke="none"/>
    </style:style>
    <style:style style:family="graphic" style:name="style-82">
      <style:graphic-properties draw:fill="solid" draw:fill-color="#ffffff" draw:opacity="100.0%" draw:stroke="none"/>
    </style:style>
    <style:style style:family="graphic" style:name="style-83">
      <style:graphic-properties draw:fill="solid" draw:fill-color="#008000" draw:opacity="100.0%" draw:stroke="none"/>
    </style:style>
    <style:style style:family="graphic" style:name="style-84">
      <style:graphic-properties draw:fill="solid" draw:fill-color="#ff0000" draw:opacity="100.0%" draw:stroke="none"/>
    </style:style>
    <style:style style:family="graphic" style:name="style-85">
      <style:graphic-properties draw:stroke="solid" svg:stroke-color="#c0c0c0" draw:stroke-linejoin="miter" svg:stroke-opacity="100.0%" svg:stroke-width="0.4mm"/>
    </style:style>
    <style:style style:family="graphic" style:name="style-86">
      <style:graphic-properties draw:stroke="solid" svg:stroke-color="#c0c0c0" draw:stroke-linejoin="miter" svg:stroke-opacity="100.0%" svg:stroke-width="0.4mm"/>
    </style:style>
    <style:style style:family="graphic" style:name="style-87">
      <style:graphic-properties draw:stroke="solid" svg:stroke-color="#c0c0c0" draw:stroke-linejoin="miter" svg:stroke-opacity="100.0%" svg:stroke-width="0.4mm"/>
    </style:style>
    <style:style style:family="graphic" style:name="style-88">
      <style:graphic-properties draw:stroke="solid" svg:stroke-color="#c0c0c0" draw:stroke-linejoin="miter" svg:stroke-opacity="100.0%" svg:stroke-width="0.4mm"/>
    </style:style>
    <style:style style:family="graphic" style:name="style-89">
      <style:graphic-properties draw:stroke="solid" svg:stroke-color="#c0c0c0" draw:stroke-linejoin="miter" svg:stroke-opacity="100.0%" svg:stroke-width="0.4mm"/>
    </style:style>
    <style:style style:family="graphic" style:name="style-90">
      <style:graphic-properties draw:stroke="solid" svg:stroke-color="#c0c0c0" draw:stroke-linejoin="miter" svg:stroke-opacity="100.0%" svg:stroke-width="0.4mm"/>
    </style:style>
    <style:style style:family="graphic" style:name="style-91">
      <style:graphic-properties draw:stroke="solid" svg:stroke-color="#c0c0c0" draw:stroke-linejoin="miter" svg:stroke-opacity="100.0%" svg:stroke-width="0.4mm"/>
    </style:style>
    <style:style style:family="graphic" style:name="style-92">
      <style:graphic-properties draw:stroke="solid" svg:stroke-color="#c0c0c0" draw:stroke-linejoin="miter" svg:stroke-opacity="100.0%" svg:stroke-width="0.4mm"/>
    </style:style>
    <style:style style:family="graphic" style:name="style-93">
      <style:graphic-properties draw:stroke="solid" svg:stroke-color="#c0c0c0" draw:stroke-linejoin="miter" svg:stroke-opacity="100.0%" svg:stroke-width="0.4mm"/>
    </style:style>
    <style:style style:family="graphic" style:name="style-94">
      <style:graphic-properties draw:stroke="solid" svg:stroke-color="#c0c0c0" draw:stroke-linejoin="miter" svg:stroke-opacity="100.0%" svg:stroke-width="0.4mm"/>
    </style:style>
    <style:style style:family="graphic" style:name="style-95">
      <style:graphic-properties draw:stroke="solid" svg:stroke-color="#c0c0c0" draw:stroke-linejoin="miter" svg:stroke-opacity="100.0%" svg:stroke-width="0.4mm"/>
    </style:style>
    <style:style style:family="graphic" style:name="style-96">
      <style:graphic-properties draw:stroke="solid" svg:stroke-color="#c0c0c0" draw:stroke-linejoin="miter" svg:stroke-opacity="100.0%" svg:stroke-width="0.4mm"/>
    </style:style>
    <style:style style:family="graphic" style:name="style-97">
      <style:graphic-properties draw:stroke="solid" svg:stroke-color="#c0c0c0" draw:stroke-linejoin="miter" svg:stroke-opacity="100.0%" svg:stroke-width="0.4mm"/>
    </style:style>
    <style:style style:family="graphic" style:name="style-98">
      <style:graphic-properties draw:stroke="solid" svg:stroke-color="#c0c0c0" draw:stroke-linejoin="miter" svg:stroke-opacity="100.0%" svg:stroke-width="0.4mm"/>
    </style:style>
    <style:style style:family="graphic" style:name="style-99">
      <style:graphic-properties draw:stroke="solid" svg:stroke-color="#c0c0c0" draw:stroke-linejoin="miter" svg:stroke-opacity="100.0%" svg:stroke-width="0.4mm"/>
    </style:style>
    <style:style style:family="graphic" style:name="style-100">
      <style:graphic-properties draw:stroke="solid" svg:stroke-color="#c0c0c0" draw:stroke-linejoin="miter" svg:stroke-opacity="100.0%" svg:stroke-width="0.4mm"/>
    </style:style>
    <style:style style:family="graphic" style:name="style-101">
      <style:graphic-properties draw:stroke="solid" svg:stroke-color="#c0c0c0" draw:stroke-linejoin="miter" svg:stroke-opacity="100.0%" svg:stroke-width="0.4mm"/>
    </style:style>
    <style:style style:family="graphic" style:name="style-102">
      <style:graphic-properties draw:stroke="solid" svg:stroke-color="#c0c0c0" draw:stroke-linejoin="miter" svg:stroke-opacity="100.0%" svg:stroke-width="0.4mm"/>
    </style:style>
    <style:style style:family="graphic" style:name="style-103">
      <style:graphic-properties draw:stroke="solid" svg:stroke-color="#c0c0c0" draw:stroke-linejoin="miter" svg:stroke-opacity="100.0%" svg:stroke-width="0.4mm"/>
    </style:style>
    <style:style style:family="graphic" style:name="style-104">
      <style:graphic-properties draw:stroke="solid" svg:stroke-color="#c0c0c0" draw:stroke-linejoin="miter" svg:stroke-opacity="100.0%" svg:stroke-width="0.4mm"/>
    </style:style>
    <style:style style:family="graphic" style:name="style-105">
      <style:graphic-properties draw:fill="none" draw:stroke="solid" svg:stroke-color="#c0c0c0" draw:stroke-linejoin="miter" svg:stroke-opacity="100.0%" svg:stroke-width="0.4mm"/>
    </style:style>
    <style:style style:family="graphic" style:name="style-106">
      <style:graphic-properties draw:fill="none" draw:stroke="solid" svg:stroke-color="#c0c0c0" draw:stroke-linejoin="miter" svg:stroke-opacity="100.0%" svg:stroke-width="0.4mm"/>
    </style:style>
    <style:style style:family="graphic" style:name="style-107">
      <style:graphic-properties draw:fill="none" draw:stroke="solid" svg:stroke-color="#c0c0c0" draw:stroke-linejoin="miter" svg:stroke-opacity="100.0%" svg:stroke-width="0.4mm"/>
    </style:style>
    <style:style style:family="graphic" style:name="style-108">
      <style:graphic-properties draw:fill="none" draw:stroke="solid" svg:stroke-color="#c0c0c0" draw:stroke-linejoin="miter" svg:stroke-opacity="100.0%" svg:stroke-width="0.4mm"/>
    </style:style>
    <style:style style:family="graphic" style:name="style-109">
      <style:graphic-properties draw:fill="none" draw:stroke="solid" svg:stroke-color="#c0c0c0" draw:stroke-linejoin="miter" svg:stroke-opacity="100.0%" svg:stroke-width="0.4mm"/>
    </style:style>
    <style:style style:family="graphic" style:name="style-110">
      <style:graphic-properties draw:fill="none" draw:stroke="solid" svg:stroke-color="#c0c0c0" draw:stroke-linejoin="miter" svg:stroke-opacity="100.0%" svg:stroke-width="0.4mm"/>
    </style:style>
    <style:style style:family="graphic" style:name="style-111">
      <style:graphic-properties draw:auto-grow-width="true" draw:fill="none" fo:padding-bottom="0mm" fo:padding-left="0mm" fo:padding-right="0mm" fo:padding-top="0mm" draw:stroke="none"/>
    </style:style>
    <style:style style:family="paragraph" style:name="style-112">
      <style:text-properties fo:font-family="Arial" fo:font-size="34.015747pt" fo:font-style="normal" fo:font-variant="normal" fo:font-weight="200"/>
    </style:style>
    <style:style style:family="graphic" style:name="style-113">
      <style:graphic-properties draw:auto-grow-width="true" draw:fill="none" fo:padding-bottom="0mm" fo:padding-left="0mm" fo:padding-right="0mm" fo:padding-top="0mm" draw:stroke="none"/>
    </style:style>
    <style:style style:family="paragraph" style:name="style-114">
      <style:text-properties fo:font-family="Arial" fo:font-size="34.015747pt" fo:font-style="normal" fo:font-variant="normal" fo:font-weight="200"/>
    </style:style>
    <style:style style:family="graphic" style:name="style-115">
      <style:graphic-properties draw:auto-grow-width="true" draw:fill="none" fo:padding-bottom="0mm" fo:padding-left="0mm" fo:padding-right="0mm" fo:padding-top="0mm" draw:stroke="none"/>
    </style:style>
    <style:style style:family="paragraph" style:name="style-116">
      <style:text-properties fo:font-family="Arial" fo:font-size="34.015747pt" fo:font-style="normal" fo:font-variant="normal" fo:font-weight="200"/>
    </style:style>
    <style:style style:family="graphic" style:name="style-117">
      <style:graphic-properties draw:auto-grow-width="true" draw:fill="none" fo:padding-bottom="0mm" fo:padding-left="0mm" fo:padding-right="0mm" fo:padding-top="0mm" draw:stroke="none"/>
    </style:style>
    <style:style style:family="paragraph" style:name="style-118">
      <style:text-properties fo:font-family="Arial" fo:font-size="34.015747pt" fo:font-style="normal" fo:font-variant="normal" fo:font-weight="200"/>
    </style:style>
    <style:style style:family="graphic" style:name="style-119">
      <style:graphic-properties draw:auto-grow-width="true" draw:fill="none" fo:padding-bottom="0mm" fo:padding-left="0mm" fo:padding-right="0mm" fo:padding-top="0mm" draw:stroke="none"/>
    </style:style>
    <style:style style:family="paragraph" style:name="style-120">
      <style:text-properties fo:font-family="Arial" fo:font-size="34.015747pt" fo:font-style="normal" fo:font-variant="normal" fo:font-weight="200"/>
    </style:style>
    <style:style style:family="graphic" style:name="style-121">
      <style:graphic-properties draw:auto-grow-width="true" draw:fill="none" fo:padding-bottom="0mm" fo:padding-left="0mm" fo:padding-right="0mm" fo:padding-top="0mm" draw:stroke="none"/>
    </style:style>
    <style:style style:family="paragraph" style:name="style-122">
      <style:text-properties fo:font-family="Arial" fo:font-size="34.015747pt" fo:font-style="normal" fo:font-variant="normal" fo:font-weight="200"/>
    </style:style>
    <style:style style:family="graphic" style:name="style-123">
      <style:graphic-properties draw:auto-grow-width="true" draw:fill="none" fo:padding-bottom="0mm" fo:padding-left="0mm" fo:padding-right="0mm" fo:padding-top="0mm" draw:stroke="none"/>
    </style:style>
    <style:style style:family="paragraph" style:name="style-124">
      <style:text-properties fo:font-family="Arial" fo:font-size="34.015747pt" fo:font-style="normal" fo:font-variant="normal" fo:font-weight="200"/>
    </style:style>
    <style:style style:family="graphic" style:name="style-125">
      <style:graphic-properties draw:auto-grow-width="true" draw:fill="none" fo:padding-bottom="0mm" fo:padding-left="0mm" fo:padding-right="0mm" fo:padding-top="0mm" draw:stroke="none"/>
    </style:style>
    <style:style style:family="paragraph" style:name="style-126">
      <style:text-properties fo:font-family="Arial" fo:font-size="34.015747pt" fo:font-style="normal" fo:font-variant="normal" fo:font-weight="200"/>
    </style:style>
    <style:style style:family="graphic" style:name="style-127">
      <style:graphic-properties draw:auto-grow-width="true" draw:fill="none" fo:padding-bottom="0mm" fo:padding-left="0mm" fo:padding-right="0mm" fo:padding-top="0mm" draw:stroke="none"/>
    </style:style>
    <style:style style:family="paragraph" style:name="style-128">
      <style:text-properties fo:font-family="Arial" fo:font-size="34.015747pt" fo:font-style="normal" fo:font-variant="normal" fo:font-weight="200"/>
    </style:style>
    <style:style style:family="graphic" style:name="style-129">
      <style:graphic-properties draw:auto-grow-width="true" draw:fill="none" fo:padding-bottom="0mm" fo:padding-left="0mm" fo:padding-right="0mm" fo:padding-top="0mm" draw:stroke="none"/>
    </style:style>
    <style:style style:family="paragraph" style:name="style-130">
      <style:text-properties fo:font-family="Arial" fo:font-size="34.015747pt" fo:font-style="normal" fo:font-variant="normal" fo:font-weight="200"/>
    </style:style>
    <style:style style:family="graphic" style:name="style-131">
      <style:graphic-properties draw:auto-grow-width="true" draw:fill="none" fo:padding-bottom="0mm" fo:padding-left="0mm" fo:padding-right="0mm" fo:padding-top="0mm" draw:stroke="none"/>
    </style:style>
    <style:style style:family="paragraph" style:name="style-132">
      <style:text-properties fo:font-family="Arial" fo:font-size="34.015747pt" fo:font-style="normal" fo:font-variant="normal" fo:font-weight="200"/>
    </style:style>
    <style:style style:family="graphic" style:name="style-133">
      <style:graphic-properties draw:auto-grow-width="true" draw:fill="none" fo:padding-bottom="0mm" fo:padding-left="0mm" fo:padding-right="0mm" fo:padding-top="0mm" draw:stroke="none"/>
    </style:style>
    <style:style style:family="paragraph" style:name="style-134">
      <style:text-properties fo:font-family="Arial" fo:font-size="34.015747pt" fo:font-style="normal" fo:font-variant="normal" fo:font-weight="200"/>
    </style:style>
    <style:style style:family="graphic" style:name="style-135">
      <style:graphic-properties draw:auto-grow-width="true" draw:fill="none" fo:padding-bottom="0mm" fo:padding-left="0mm" fo:padding-right="0mm" fo:padding-top="0mm" draw:stroke="none"/>
    </style:style>
    <style:style style:family="paragraph" style:name="style-136">
      <style:text-properties fo:font-family="Arial" fo:font-size="34.015747pt" fo:font-style="normal" fo:font-variant="normal" fo:font-weight="200"/>
    </style:style>
    <style:style style:family="graphic" style:name="style-137">
      <style:graphic-properties draw:auto-grow-width="true" draw:fill="none" fo:padding-bottom="0mm" fo:padding-left="0mm" fo:padding-right="0mm" fo:padding-top="0mm" draw:stroke="none"/>
    </style:style>
    <style:style style:family="paragraph" style:name="style-138">
      <style:text-properties fo:font-family="Arial" fo:font-size="34.015747pt" fo:font-style="normal" fo:font-variant="normal" fo:font-weight="200"/>
    </style:style>
    <style:style style:family="graphic" style:name="style-139">
      <style:graphic-properties draw:auto-grow-width="true" draw:fill="none" fo:padding-bottom="0mm" fo:padding-left="0mm" fo:padding-right="0mm" fo:padding-top="0mm" draw:stroke="none"/>
    </style:style>
    <style:style style:family="paragraph" style:name="style-140">
      <style:text-properties fo:font-family="Arial" fo:font-size="34.015747pt" fo:font-style="normal" fo:font-variant="normal" fo:font-weight="200"/>
    </style:style>
    <style:style style:family="graphic" style:name="style-141">
      <style:graphic-properties draw:auto-grow-width="true" draw:fill="none" fo:padding-bottom="0mm" fo:padding-left="0mm" fo:padding-right="0mm" fo:padding-top="0mm" draw:stroke="none"/>
    </style:style>
    <style:style style:family="paragraph" style:name="style-142">
      <style:text-properties fo:font-family="Arial" fo:font-size="34.015747pt" fo:font-style="normal" fo:font-variant="normal" fo:font-weight="200"/>
    </style:style>
    <style:style style:family="graphic" style:name="style-143">
      <style:graphic-properties draw:auto-grow-width="true" draw:fill="none" fo:padding-bottom="0mm" fo:padding-left="0mm" fo:padding-right="0mm" fo:padding-top="0mm" draw:stroke="none"/>
    </style:style>
    <style:style style:family="paragraph" style:name="style-144">
      <style:text-properties fo:font-family="Arial" fo:font-size="34.015747pt" fo:font-style="normal" fo:font-variant="normal" fo:font-weight="200"/>
    </style:style>
    <style:style style:family="graphic" style:name="style-145">
      <style:graphic-properties draw:auto-grow-width="true" draw:fill="none" fo:padding-bottom="0mm" fo:padding-left="0mm" fo:padding-right="0mm" fo:padding-top="0mm" draw:stroke="none"/>
    </style:style>
    <style:style style:family="paragraph" style:name="style-146">
      <style:text-properties fo:font-family="Arial" fo:font-size="34.015747pt" fo:font-style="normal" fo:font-variant="normal" fo:font-weight="200"/>
    </style:style>
    <style:style style:family="graphic" style:name="style-147">
      <style:graphic-properties draw:auto-grow-width="true" draw:fill="none" fo:padding-bottom="0mm" fo:padding-left="0mm" fo:padding-right="0mm" fo:padding-top="0mm" draw:stroke="none"/>
    </style:style>
    <style:style style:family="paragraph" style:name="style-148">
      <style:text-properties fo:font-family="Arial" fo:font-size="34.015747pt" fo:font-style="normal" fo:font-variant="normal" fo:font-weight="200"/>
    </style:style>
    <style:style style:family="graphic" style:name="style-149">
      <style:graphic-properties draw:auto-grow-width="true" draw:fill="none" fo:padding-bottom="0mm" fo:padding-left="0mm" fo:padding-right="0mm" fo:padding-top="0mm" draw:stroke="none"/>
    </style:style>
    <style:style style:family="paragraph" style:name="style-150">
      <style:text-properties fo:font-family="Arial" fo:font-size="34.015747pt" fo:font-style="normal" fo:font-variant="normal" fo:font-weight="200"/>
    </style:style>
  </office:automatic-styles>
  <office:body>
    <office:drawing>
      <draw:page draw:master-page-name="Default" draw:name="page1" draw:style-name="DP1">
        <draw:g>
          <draw:g>
            <draw:circle svg:height="180.8mm" draw:style-name="style-2" svg:width="180.8mm" svg:x="9.6mm" svg:y="9.6mm"/>
            <draw:g draw:id="dartboard">
              <draw:g>
                <draw:path svg:d="M 1060.3921 6780.0415 L 2120.7842 83.435616 C 1418.2328 -27.812216 702.55133 -27.812216 0.0 83.435616 z" svg:height="67.800415mm" draw:style-name="style-3" svg:viewBox="0.0 0.0 2120.7842 6780.0415" svg:width="21.207842mm" svg:x="89.39608mm" svg:y="32.199585mm"/>
                <draw:path svg:d="M 1004.0881 6420.0396 L 2008.1761 79.0054 C 1342.9283 -26.33546 665.2477 -26.33546 0.0 79.0054 z" svg:height="64.20039mm" draw:style-name="style-4" svg:viewBox="0.0 0.0 2008.1761 6420.0396" svg:width="20.08176mm" svg:x="89.95912mm" svg:y="35.799606mm"/>
                <draw:path svg:d="M 666.26404 4260.0264 L 1332.5281 52.42415 C 891.10205 -17.474932 441.42606 -17.474932 0.0 52.42415 z" svg:height="42.60026mm" draw:style-name="style-5" svg:viewBox="0.0 0.0 1332.5281 4260.0264" svg:width="13.325281mm" svg:x="93.337364mm" svg:y="57.39974mm"/>
                <draw:path svg:d="M 609.96 3900.024 L 1219.92 47.99394 C 815.79767 -15.998178 404.12244 -15.998178 0.0 47.99394 z" svg:height="39.00024mm" draw:style-name="style-6" svg:viewBox="0.0 0.0 1219.92 3900.024" svg:width="12.199201mm" svg:x="93.9004mm" svg:y="60.999763mm"/>
              </draw:g>
              <draw:g>
                <draw:path svg:d="M 1060.3921 6780.0415 L 2120.7842 83.435616 C 1418.2328 -27.812216 702.55133 -27.812216 0.0 83.435616 z" svg:height="67.800415mm" draw:style-name="style-7" draw:transform="rotate(0.31415926535897926) translate(68.96359mm,38.794765mm)" svg:viewBox="0.0 0.0 2120.7842 6780.0415" svg:width="21.207842mm"/>
                <draw:path svg:d="M 1004.0881 6420.0396 L 2008.1761 79.0054 C 1342.9283 -26.33546 665.2477 -26.33546 0.0 79.0054 z" svg:height="64.20039mm" draw:style-name="style-8" draw:transform="rotate(0.3141592653589793) translate(70.61154mm,42.0446mm)" svg:viewBox="0.0 0.0 2008.1761 6420.0396" svg:width="20.08176mm"/>
                <draw:path svg:d="M 666.26404 4260.0264 L 1332.5281 52.42415 C 891.10205 -17.474932 441.42606 -17.474932 0.0 52.42415 z" svg:height="42.60026mm" draw:style-name="style-9" draw:transform="rotate(0.3141592653589793) translate(80.49925mm,61.543613mm)" svg:viewBox="0.0 0.0 1332.5281 4260.0264" svg:width="13.325281mm"/>
                <draw:path svg:d="M 609.96 3900.024 L 1219.92 47.99394 C 815.79767 -15.998178 404.12244 -15.998178 0.0 47.99394 z" svg:height="39.00024mm" draw:style-name="style-10" draw:transform="rotate(0.3141592653589793) translate(82.1472mm,64.79345mm)" svg:viewBox="0.0 0.0 1219.92 3900.024" svg:width="12.199201mm"/>
              </draw:g>
              <draw:g>
                <draw:path svg:d="M 1060.3921 6780.0415 L 2120.7842 83.435616 C 1418.2328 -27.812216 702.55133 -27.812216 0.0 83.435616 z" svg:height="67.800415mm" draw:style-name="style-11" draw:transform="rotate(0.6283185307179586) translate(51.569164mm,51.38114mm)" svg:viewBox="0.0 0.0 2120.7842 6780.0415" svg:width="21.207842mm"/>
                <draw:path svg:d="M 1004.0881 6420.0396 L 2008.1761 79.0054 C 1342.9283 -26.33546 665.2477 -26.33546 0.0 79.0054 z" svg:height="64.20039mm" draw:style-name="style-12" draw:transform="rotate(0.6283185307179586) translate(54.140713mm,53.962673mm)" svg:viewBox="0.0 0.0 2008.1761 6420.0396" svg:width="20.08176mm"/>
                <draw:path svg:d="M 666.26404 4260.0264 L 1332.5281 52.42415 C 891.10205 -17.474932 441.42606 -17.474932 0.0 52.42415 z" svg:height="42.60026mm" draw:style-name="style-13" draw:transform="skewX(1.3723111286221163E-16) rotate(0.6283185307179586) translate(69.57001mm,69.451866mm)" svg:viewBox="0.0 0.0 1332.5281 4260.0264" svg:width="13.325281mm"/>
                <draw:path svg:d="M 609.96 3900.024 L 1219.92 47.99394 C 815.79767 -15.998178 404.12244 -15.998178 0.0 47.99394 z" svg:height="39.00024mm" draw:style-name="style-14" draw:transform="skewX(1.3723111286221163E-16) rotate(0.6283185307179586) translate(72.141556mm,72.0334mm)" svg:viewBox="0.0 0.0 1219.92 3900.024" svg:width="12.199201mm"/>
              </draw:g>
              <draw:g>
                <draw:path svg:d="M 1060.3921 6780.0415 L 2120.7842 83.435616 C 1418.2328 -27.812216 702.55133 -27.812216 0.0 83.435616 z" svg:height="67.800415mm" draw:style-name="style-15" draw:transform="rotate(0.942477796076938) translate(38.915485mm,68.72667mm)" svg:viewBox="0.0 0.0 2120.7842 6780.0415" svg:width="21.207842mm"/>
                <draw:path svg:d="M 1004.0881 6420.0396 L 2008.1761 79.0054 C 1342.9283 -26.33546 665.2477 -26.33546 0.0 79.0054 z" svg:height="64.20039mm" draw:style-name="style-16" draw:transform="rotate(0.9424777960769379) translate(42.158913mm,70.3872mm)" svg:viewBox="0.0 0.0 2008.1761 6420.0396" svg:width="20.08176mm"/>
                <draw:path svg:d="M 666.26404 4260.0264 L 1332.5281 52.42415 C 891.10205 -17.474932 441.42606 -17.474932 0.0 52.42415 z" svg:height="42.60026mm" draw:style-name="style-17" draw:transform="skewX(-1.3723111286221163E-16) rotate(0.9424777960769379) translate(61.619465mm,80.35039mm)" svg:viewBox="0.0 0.0 1332.5281 4260.0264" svg:width="13.325281mm"/>
                <draw:path svg:d="M 609.96 3900.024 L 1219.92 47.99394 C 815.79767 -15.998178 404.12244 -15.998178 0.0 47.99394 z" svg:height="39.00024mm" draw:style-name="style-18" draw:transform="rotate(0.942477796076938) translate(64.86289mm,82.01092mm)" svg:viewBox="0.0 0.0 1219.92 3900.024" svg:width="12.199201mm"/>
              </draw:g>
              <draw:g>
                <draw:path svg:d="M 1060.3921 6780.0415 L 2120.7842 83.435616 C 1418.2328 -27.812216 702.55133 -27.812216 0.0 83.435616 z" svg:height="67.800415mm" draw:style-name="style-19" draw:transform="rotate(1.2566370614359172) translate(32.24118mm,89.133446mm)" svg:viewBox="0.0 0.0 2120.7842 6780.0415" svg:width="21.207842mm"/>
                <draw:path svg:d="M 1004.0881 6420.0396 L 2008.1761 79.0054 C 1342.9283 -26.33546 665.2477 -26.33546 0.0 79.0054 z" svg:height="64.20039mm" draw:style-name="style-20" draw:transform="rotate(1.2566370614359172) translate(35.838997mm,89.710434mm)" svg:viewBox="0.0 0.0 2008.1761 6420.0396" svg:width="20.08176mm"/>
                <draw:path svg:d="M 666.26404 4260.0264 L 1332.5281 52.42415 C 891.10205 -17.474932 441.42606 -17.474932 0.0 52.42415 z" svg:height="42.60026mm" draw:style-name="style-21" draw:transform="skewX(-5.836787854364519E-17) rotate(1.2566370614359172) translate(57.425877mm,93.17235mm)" svg:viewBox="0.0 0.0 1332.5281 4260.0264" svg:width="13.325281mm"/>
                <draw:path svg:d="M 609.96 3900.024 L 1219.92 47.99394 C 815.79767 -15.998178 404.12244 -15.998178 0.0 47.99394 z" svg:height="39.00024mm" draw:style-name="style-22" draw:transform="rotate(1.2566370614359172) translate(61.02369mm,93.74933mm)" svg:viewBox="0.0 0.0 1219.92 3900.024" svg:width="12.199201mm"/>
              </draw:g>
              <draw:g>
                <draw:path svg:d="M 1060.3921 6780.0415 L 2120.7842 83.435616 C 1418.2328 -27.812216 702.55133 -27.812216 0.0 83.435616 z" svg:height="67.800415mm" draw:style-name="style-23" draw:transform="rotate(1.5707963267948966) translate(32.199585mm,110.60392mm)" svg:viewBox="0.0 0.0 2120.7842 6780.0415" svg:width="21.207842mm"/>
                <draw:path svg:d="M 1004.0881 6420.0396 L 2008.1761 79.0054 C 1342.9283 -26.33546 665.2477 -26.33546 0.0 79.0054 z" svg:height="64.20039mm" draw:style-name="style-24" draw:transform="rotate(1.5707963267948966) translate(35.799606mm,110.040886mm)" svg:viewBox="0.0 0.0 2008.1761 6420.0396" svg:width="20.08176mm"/>
                <draw:path svg:d="M 666.26404 4260.0264 L 1332.5281 52.42415 C 891.10205 -17.474932 441.42606 -17.474932 0.0 52.42415 z" svg:height="42.60026mm" draw:style-name="style-25" draw:transform="rotate(1.5707963267948966) translate(57.39974mm,106.66264mm)" svg:viewBox="0.0 0.0 1332.5281 4260.0264" svg:width="13.325281mm"/>
                <draw:path svg:d="M 609.96 3900.024 L 1219.92 47.99394 C 815.79767 -15.998178 404.12244 -15.998178 0.0 47.99394 z" svg:height="39.00024mm" draw:style-name="style-26" draw:transform="rotate(1.5707963267948966) translate(60.999763mm,106.0996mm)" svg:viewBox="0.0 0.0 1219.92 3900.024" svg:width="12.199201mm"/>
              </draw:g>
              <draw:g>
                <draw:path svg:d="M 1060.3921 6780.0415 L 2120.7842 83.435616 C 1418.2328 -27.812216 702.55133 -27.812216 0.0 83.435616 z" svg:height="67.800415mm" draw:style-name="style-27" draw:transform="rotate(1.884955592153876) translate(38.794765mm,131.0364mm)" svg:viewBox="0.0 0.0 2120.7842 6780.0415" svg:width="21.207842mm"/>
                <draw:path svg:d="M 1004.0881 6420.0396 L 2008.1761 79.0054 C 1342.9283 -26.33546 665.2477 -26.33546 1.1368684E-13 79.0054 z" svg:height="64.20039mm" draw:style-name="style-28" draw:transform="rotate(1.884955592153876) translate(42.0446mm,129.38846mm)" svg:viewBox="0.0 0.0 2008.1761 6420.0396" svg:width="20.08176mm"/>
                <draw:path svg:d="M 666.26404 4260.0264 L 1332.5281 52.42415 C 891.10205 -17.474932 441.42606 -17.474932 0.0 52.42415 z" svg:height="42.60026mm" draw:style-name="style-29" draw:transform="rotate(1.884955592153876) translate(61.543613mm,119.500755mm)" svg:viewBox="0.0 0.0 1332.5281 4260.0264" svg:width="13.325281mm"/>
                <draw:path svg:d="M 609.96 3900.024 L 1219.92 47.99394 C 815.79767 -15.998178 404.12244 -15.998178 0.0 47.99394 z" svg:height="39.00024mm" draw:style-name="style-30" draw:transform="skewX(5.836787854364518E-17) rotate(1.884955592153876) translate(64.79345mm,117.852806mm)" svg:viewBox="0.0 0.0 1219.92 3900.024" svg:width="12.199201mm"/>
              </draw:g>
              <draw:g>
                <draw:path svg:d="M 1060.3921 6780.0415 L 2120.7842 83.435616 C 1418.2328 -27.812216 702.55133 -27.812216 0.0 83.435616 z" svg:height="67.800415mm" draw:style-name="style-31" draw:transform="rotate(2.199114857512855) translate(51.38114mm,148.43085mm)" svg:viewBox="0.0 0.0 2120.7842 6780.0415" svg:width="21.207842mm"/>
                <draw:path svg:d="M 1004.0881 6420.0396 L 2008.1761 79.0054 C 1342.9283 -26.33546 665.2477 -26.33546 0.0 79.0054 z" svg:height="64.20039mm" draw:style-name="style-32" draw:transform="rotate(2.199114857512855) translate(53.962673mm,145.85928mm)" svg:viewBox="0.0 0.0 2008.1761 6420.0396" svg:width="20.08176mm"/>
                <draw:path svg:d="M 666.26404 4260.0264 L 1332.5281 52.42415 C 891.10205 -17.474932 441.42606 -17.474932 0.0 52.42415 z" svg:height="42.60026mm" draw:style-name="style-33" draw:transform="rotate(2.199114857512855) translate(69.451866mm,130.43mm)" svg:viewBox="0.0 0.0 1332.5281 4260.0264" svg:width="13.325281mm"/>
                <draw:path svg:d="M 609.96 3900.024 L 1219.92 47.99394 C 815.79767 -15.998178 404.12244 -15.998178 0.0 47.99394 z" svg:height="39.00024mm" draw:style-name="style-34" draw:transform="skewX(-1.3723111286221168E-16) rotate(2.199114857512855) translate(72.0334mm,127.85845mm)" svg:viewBox="0.0 0.0 1219.92 3900.024" svg:width="12.199201mm"/>
              </draw:g>
              <draw:g>
                <draw:path svg:d="M 1060.3921 6780.0415 L 2120.7842 83.435616 C 1418.2328 -27.812216 702.55133 -27.812216 0.0 83.435616 z" svg:height="67.800415mm" draw:style-name="style-35" draw:transform="skewX(-1.3723111286221166E-16) rotate(2.5132741228718345) translate(68.72667mm,161.08452mm)" svg:viewBox="0.0 0.0 2120.7842 6780.0415" svg:width="21.207842mm"/>
                <draw:path svg:d="M 1004.0881 6420.0396 L 2008.1761 79.0054 C 1342.9283 -26.33546 665.2477 -26.33546 1.1368684E-13 79.0054 z" svg:height="64.20039mm" draw:style-name="style-36" draw:transform="skewX(1.3723111286221166E-16) rotate(2.5132741228718345) translate(70.3872mm,157.8411mm)" svg:viewBox="0.0 0.0 2008.1761 6420.0396" svg:width="20.08176mm"/>
                <draw:path svg:d="M 666.26404 4260.0264 L 1332.5281 52.42415 C 891.10205 -17.474932 441.42606 -17.474932 0.0 52.42415 z" svg:height="42.60026mm" draw:style-name="style-37" draw:transform="skewX(-1.3723111286221166E-16) rotate(2.5132741228718345) translate(80.35039mm,138.38054mm)" svg:viewBox="0.0 0.0 1332.5281 4260.0264" svg:width="13.325281mm"/>
                <draw:path svg:d="M 609.96 3900.024 L 1219.92 47.99394 C 815.79767 -15.998178 404.12244 -15.998178 0.0 47.99394 z" svg:height="39.00024mm" draw:style-name="style-38" draw:transform="skewX(-1.3723111286221166E-16) rotate(2.5132741228718345) translate(82.01092mm,135.13712mm)" svg:viewBox="0.0 0.0 1219.92 3900.024" svg:width="12.199201mm"/>
              </draw:g>
              <draw:g>
                <draw:path svg:d="M 1060.3921 6780.0415 L 2120.7842 83.435616 C 1418.2328 -27.812216 702.55133 -27.812216 0.0 83.435616 z" svg:height="67.800415mm" draw:style-name="style-39" draw:transform="rotate(2.827433388230814) translate(89.133446mm,167.75882mm)" svg:viewBox="0.0 0.0 2120.7842 6780.0415" svg:width="21.207842mm"/>
                <draw:path svg:d="M 1004.0881 6420.0396 L 2008.1761 79.0054 C 1342.9283 -26.33546 665.2477 -26.33546 0.0 79.0054 z" svg:height="64.20039mm" draw:style-name="style-40" draw:transform="rotate(2.827433388230814) translate(89.710434mm,164.16101mm)" svg:viewBox="0.0 0.0 2008.1761 6420.0396" svg:width="20.08176mm"/>
                <draw:path svg:d="M 666.26404 4260.0264 L 1332.5281 52.42415 C 891.10205 -17.474932 441.42606 -17.474932 0.0 52.42415 z" svg:height="42.60026mm" draw:style-name="style-41" draw:transform="rotate(2.827433388230814) translate(93.17235mm,142.57413mm)" svg:viewBox="0.0 0.0 1332.5281 4260.0264" svg:width="13.325281mm"/>
                <draw:path svg:d="M 609.96 3900.024 L 1219.92 47.99394 C 815.79767 -15.998178 404.12244 -15.998178 0.0 47.99394 z" svg:height="39.00024mm" draw:style-name="style-42" draw:transform="rotate(2.827433388230814) translate(93.74933mm,138.97632mm)" svg:viewBox="0.0 0.0 1219.92 3900.024" svg:width="12.199201mm"/>
              </draw:g>
              <draw:g>
                <draw:path svg:d="M 1060.3921 6780.0415 L 2120.7842 83.435616 C 1418.2328 -27.812216 702.55133 -27.812216 0.0 83.435616 z" svg:height="67.800415mm" draw:style-name="style-43" draw:transform="rotate(-3.141592653589793) translate(110.60392mm,167.80042mm)" svg:viewBox="0.0 0.0 2120.7842 6780.0415" svg:width="21.207842mm"/>
                <draw:path svg:d="M 1004.0881 6420.0396 L 2008.1761 79.0054 C 1342.9283 -26.33546 665.2477 -26.33546 0.0 79.0054 z" svg:height="64.20039mm" draw:style-name="style-44" draw:transform="rotate(-3.141592653589793) translate(110.040886mm,164.2004mm)" svg:viewBox="0.0 0.0 2008.1761 6420.0396" svg:width="20.08176mm"/>
                <draw:path svg:d="M 666.26404 4260.0264 L 1332.5281 52.42415 C 891.10205 -17.474932 441.42606 -17.474932 0.0 52.42415 z" svg:height="42.60026mm" draw:style-name="style-45" draw:transform="rotate(-3.141592653589793) translate(106.66264mm,142.60027mm)" svg:viewBox="0.0 0.0 1332.5281 4260.0264" svg:width="13.325281mm"/>
                <draw:path svg:d="M 609.96 3900.024 L 1219.92 47.99394 C 815.79767 -15.998178 404.12244 -15.998178 0.0 47.99394 z" svg:height="39.00024mm" draw:style-name="style-46" draw:transform="rotate(-3.141592653589793) translate(106.0996mm,139.00024mm)" svg:viewBox="0.0 0.0 1219.92 3900.024" svg:width="12.199201mm"/>
              </draw:g>
              <draw:g>
                <draw:path svg:d="M 1060.3921 6780.0415 L 2120.7842 83.435616 C 1418.2328 -27.812216 702.55133 -27.812216 0.0 83.435616 z" svg:height="67.800415mm" draw:style-name="style-47" draw:transform="rotate(-2.827433388230814) translate(131.0364mm,161.20525mm)" svg:viewBox="0.0 0.0 2120.7842 6780.0415" svg:width="21.207842mm"/>
                <draw:path svg:d="M 1004.0881 6420.0396 L 2008.1761 79.0054 C 1342.9283 -26.33546 665.2477 -26.33546 1.1368684E-13 79.0054 z" svg:height="64.20039mm" draw:style-name="style-48" draw:transform="rotate(-2.827433388230814) translate(129.38846mm,157.9554mm)" svg:viewBox="0.0 0.0 2008.1761 6420.0396" svg:width="20.08176mm"/>
                <draw:path svg:d="M 666.26404 4260.0264 L 1332.5281 52.42415 C 891.10205 -17.474932 441.42606 -17.474932 0.0 52.42415 z" svg:height="42.60026mm" draw:style-name="style-49" draw:transform="rotate(-2.827433388230814) translate(119.500755mm,138.45639mm)" svg:viewBox="0.0 0.0 1332.5281 4260.0264" svg:width="13.325281mm"/>
                <draw:path svg:d="M 609.96 3900.024 L 1219.92 47.99394 C 815.79767 -15.998178 404.12244 -15.998178 0.0 47.99394 z" svg:height="39.00024mm" draw:style-name="style-50" draw:transform="rotate(-2.827433388230814) translate(117.852806mm,135.20656mm)" svg:viewBox="0.0 0.0 1219.92 3900.024" svg:width="12.199201mm"/>
              </draw:g>
              <draw:g>
                <draw:path svg:d="M 1060.3921 6780.0415 L 2120.7842 83.435616 C 1418.2328 -27.812216 702.55133 -27.812216 0.0 83.435616 z" svg:height="67.800415mm" draw:style-name="style-51" draw:transform="rotate(-2.5132741228718345) translate(148.43085mm,148.61887mm)" svg:viewBox="0.0 0.0 2120.7842 6780.0415" svg:width="21.207842mm"/>
                <draw:path svg:d="M 1004.0881 6420.0396 L 2008.1761 79.0054 C 1342.9283 -26.33546 665.2477 -26.33546 0.0 79.0054 z" svg:height="64.20039mm" draw:style-name="style-52" draw:transform="rotate(-2.5132741228718345) translate(145.85928mm,146.03732mm)" svg:viewBox="0.0 0.0 2008.1761 6420.0396" svg:width="20.08176mm"/>
                <draw:path svg:d="M 666.26404 4260.0264 L 1332.5281 52.42415 C 891.10205 -17.474932 441.42606 -17.474932 0.0 52.42415 z" svg:height="42.60026mm" draw:style-name="style-53" draw:transform="rotate(-2.5132741228718345) translate(130.43mm,130.54814mm)" svg:viewBox="0.0 0.0 1332.5281 4260.0264" svg:width="13.325281mm"/>
                <draw:path svg:d="M 609.96 3900.024 L 1219.92 47.99394 C 815.79767 -15.998178 404.12244 -15.998178 0.0 47.99394 z" svg:height="39.00024mm" draw:style-name="style-54" draw:transform="skewX(-1.3723111286221166E-16) rotate(-2.5132741228718345) translate(127.85845mm,127.966606mm)" svg:viewBox="0.0 0.0 1219.92 3900.024" svg:width="12.199201mm"/>
              </draw:g>
              <draw:g>
                <draw:path svg:d="M 1060.3921 6780.0415 L 2120.7842 83.435616 C 1418.2328 -27.812216 702.55133 -27.812216 0.0 83.435616 z" svg:height="67.800415mm" draw:style-name="style-55" draw:transform="rotate(-2.199114857512855) translate(161.08452mm,131.27333mm)" svg:viewBox="0.0 0.0 2120.7842 6780.0415" svg:width="21.207842mm"/>
                <draw:path svg:d="M 1004.0881 6420.0396 L 2008.1761 79.0054 C 1342.9283 -26.33546 665.2477 -26.33546 1.1368684E-13 79.0054 z" svg:height="64.20039mm" draw:style-name="style-56" draw:transform="skewX(1.3723111286221168E-16) rotate(-2.199114857512855) translate(157.8411mm,129.61281mm)" svg:viewBox="0.0 0.0 2008.1761 6420.0396" svg:width="20.08176mm"/>
                <draw:path svg:d="M 666.26404 4260.0264 L 1332.5281 52.42415 C 891.10205 -17.474932 441.42606 -17.474932 0.0 52.42415 z" svg:height="42.60026mm" draw:style-name="style-57" draw:transform="skewX(-2.7446222572442327E-16) rotate(-2.199114857512855) translate(138.38054mm,119.64962mm)" svg:viewBox="0.0 0.0 1332.5281 4260.0264" svg:width="13.325281mm"/>
                <draw:path svg:d="M 609.96 3900.024 L 1219.92 47.99394 C 815.79767 -15.998178 404.12244 -15.998178 0.0 47.99394 z" svg:height="39.00024mm" draw:style-name="style-58" draw:transform="rotate(-2.1991148575128556) translate(135.13712mm,117.98909mm)" svg:viewBox="0.0 0.0 1219.92 3900.024" svg:width="12.199201mm"/>
              </draw:g>
              <draw:g>
                <draw:path svg:d="M 1060.3921 6780.0415 L 2120.7842 83.435616 C 1418.2328 -27.812216 702.55133 -27.812216 0.0 83.435616 z" svg:height="67.800415mm" draw:style-name="style-59" draw:transform="rotate(-1.884955592153876) translate(167.75882mm,110.866554mm)" svg:viewBox="0.0 0.0 2120.7842 6780.0415" svg:width="21.207842mm"/>
                <draw:path svg:d="M 1004.0881 6420.0396 L 2008.1761 79.0054 C 1342.9283 -26.33546 665.2477 -26.33546 0.0 79.0054 z" svg:height="64.20039mm" draw:style-name="style-60" draw:transform="rotate(-1.884955592153876) translate(164.16101mm,110.28957mm)" svg:viewBox="0.0 0.0 2008.1761 6420.0396" svg:width="20.08176mm"/>
                <draw:path svg:d="M 666.26404 4260.0264 L 1332.5281 52.42415 C 891.10205 -17.474932 441.42606 -17.474932 0.0 52.42415 z" svg:height="42.60026mm" draw:style-name="style-61" draw:transform="skewX(-5.836787854364519E-17) rotate(-1.8849555921538765) translate(142.57413mm,106.82766mm)" svg:viewBox="0.0 0.0 1332.5281 4260.0264" svg:width="13.325281mm"/>
                <draw:path svg:d="M 609.96 3900.024 L 1219.92 47.99394 C 815.79767 -15.998178 404.12244 -15.998178 0.0 47.99394 z" svg:height="39.00024mm" draw:style-name="style-62" draw:transform="rotate(-1.884955592153876) translate(138.97632mm,106.25067mm)" svg:viewBox="0.0 0.0 1219.92 3900.024" svg:width="12.199201mm"/>
              </draw:g>
              <draw:g>
                <draw:path svg:d="M 1060.3921 6780.0415 L 2120.7842 83.435616 C 1418.2328 -27.812216 702.55133 -27.812216 0.0 83.435616 z" svg:height="67.800415mm" draw:style-name="style-63" draw:transform="rotate(-1.5707963267948966) translate(167.80042mm,89.39608mm)" svg:viewBox="0.0 0.0 2120.7842 6780.0415" svg:width="21.207842mm"/>
                <draw:path svg:d="M 1004.0881 6420.0396 L 2008.1761 79.0054 C 1342.9283 -26.33546 665.2477 -26.33546 0.0 79.0054 z" svg:height="64.20039mm" draw:style-name="style-64" draw:transform="rotate(-1.5707963267948966) translate(164.2004mm,89.95912mm)" svg:viewBox="0.0 0.0 2008.1761 6420.0396" svg:width="20.08176mm"/>
                <draw:path svg:d="M 666.26404 4260.0264 L 1332.5281 52.42415 C 891.10205 -17.474932 441.42606 -17.474932 0.0 52.42415 z" svg:height="42.60026mm" draw:style-name="style-65" draw:transform="rotate(-1.5707963267948966) translate(142.60027mm,93.337364mm)" svg:viewBox="0.0 0.0 1332.5281 4260.0264" svg:width="13.325281mm"/>
                <draw:path svg:d="M 609.96 3900.024 L 1219.92 47.99394 C 815.79767 -15.998178 404.12244 -15.998178 0.0 47.99394 z" svg:height="39.00024mm" draw:style-name="style-66" draw:transform="rotate(-1.5707963267948966) translate(139.00024mm,93.9004mm)" svg:viewBox="0.0 0.0 1219.92 3900.024" svg:width="12.199201mm"/>
              </draw:g>
              <draw:g>
                <draw:path svg:d="M 1060.3921 6780.0415 L 2120.7842 83.435616 C 1418.2328 -27.812216 702.55133 -27.812216 0.0 83.435616 z" svg:height="67.800415mm" draw:style-name="style-67" draw:transform="rotate(-1.2566370614359175) translate(161.20525mm,68.96359mm)" svg:viewBox="0.0 0.0 2120.7842 6780.0415" svg:width="21.207842mm"/>
                <draw:path svg:d="M 1004.0881 6420.0396 L 2008.1761 79.0054 C 1342.9283 -26.33546 665.2477 -26.33546 1.1368684E-13 79.0054 z" svg:height="64.20039mm" draw:style-name="style-68" draw:transform="skewX(-5.836787854364518E-17) rotate(-1.2566370614359177) translate(157.9554mm,70.61154mm)" svg:viewBox="0.0 0.0 2008.1761 6420.0396" svg:width="20.08176mm"/>
                <draw:path svg:d="M 666.26404 4260.0264 L 1332.5281 52.42415 C 891.10205 -17.474932 441.42606 -17.474932 0.0 52.42415 z" svg:height="42.60026mm" draw:style-name="style-69" draw:transform="rotate(-1.2566370614359175) translate(138.45639mm,80.49925mm)" svg:viewBox="0.0 0.0 1332.5281 4260.0264" svg:width="13.325281mm"/>
                <draw:path svg:d="M 609.96 3900.024 L 1219.92 47.99394 C 815.79767 -15.998178 404.12244 -15.998178 0.0 47.99394 z" svg:height="39.00024mm" draw:style-name="style-70" draw:transform="rotate(-1.2566370614359175) translate(135.20656mm,82.1472mm)" svg:viewBox="0.0 0.0 1219.92 3900.024" svg:width="12.199201mm"/>
              </draw:g>
              <draw:g>
                <draw:path svg:d="M 1060.3921 6780.0415 L 2120.7842 83.435616 C 1418.2328 -27.812216 702.55133 -27.812216 0.0 83.435616 z" svg:height="67.800415mm" draw:style-name="style-71" draw:transform="rotate(-0.9424777960769383) translate(148.61887mm,51.569164mm)" svg:viewBox="0.0 0.0 2120.7842 6780.0415" svg:width="21.207842mm"/>
                <draw:path svg:d="M 1004.0881 6420.0396 L 2008.1761 79.0054 C 1342.9283 -26.33546 665.2477 -26.33546 0.0 79.0054 z" svg:height="64.20039mm" draw:style-name="style-72" draw:transform="rotate(-0.9424777960769383) translate(146.03732mm,54.140713mm)" svg:viewBox="0.0 0.0 2008.1761 6420.0396" svg:width="20.08176mm"/>
                <draw:path svg:d="M 666.26404 4260.0264 L 1332.5281 52.42415 C 891.10205 -17.474932 441.42606 -17.474932 0.0 52.42415 z" svg:height="42.60026mm" draw:style-name="style-73" draw:transform="rotate(-0.9424777960769383) translate(130.54814mm,69.57001mm)" svg:viewBox="0.0 0.0 1332.5281 4260.0264" svg:width="13.325281mm"/>
                <draw:path svg:d="M 609.96 3900.024 L 1219.92 47.99394 C 815.79767 -15.998178 404.12244 -15.998178 0.0 47.99394 z" svg:height="39.00024mm" draw:style-name="style-74" draw:transform="rotate(-0.9424777960769383) translate(127.966606mm,72.141556mm)" svg:viewBox="0.0 0.0 1219.92 3900.024" svg:width="12.199201mm"/>
              </draw:g>
              <draw:g>
                <draw:path svg:d="M 1060.3921 6780.0415 L 2120.7842 83.435616 C 1418.2328 -27.812216 702.55133 -27.812216 0.0 83.435616 z" svg:height="67.800415mm" draw:style-name="style-75" draw:transform="skewX(-1.3723111286221166E-16) rotate(-0.6283185307179588) translate(131.27333mm,38.915485mm)" svg:viewBox="0.0 0.0 2120.7842 6780.0415" svg:width="21.207842mm"/>
                <draw:path svg:d="M 1004.0881 6420.0396 L 2008.1761 79.0054 C 1342.9283 -26.33546 665.2477 -26.33546 1.1368684E-13 79.0054 z" svg:height="64.20039mm" draw:style-name="style-76" draw:transform="skewX(1.3723111286221166E-16) rotate(-0.6283185307179588) translate(129.61281mm,42.158913mm)" svg:viewBox="0.0 0.0 2008.1761 6420.0396" svg:width="20.08176mm"/>
                <draw:path svg:d="M 666.26404 4260.0264 L 1332.5281 52.42415 C 891.10205 -17.474932 441.42606 -17.474932 0.0 52.42415 z" svg:height="42.60026mm" draw:style-name="style-77" draw:transform="rotate(-0.6283185307179588) translate(119.64962mm,61.619465mm)" svg:viewBox="0.0 0.0 1332.5281 4260.0264" svg:width="13.325281mm"/>
                <draw:path svg:d="M 609.96 3900.024 L 1219.92 47.99394 C 815.79767 -15.998178 404.12244 -15.998178 0.0 47.99394 z" svg:height="39.00024mm" draw:style-name="style-78" draw:transform="skewX(-1.3723111286221166E-16) rotate(-0.6283185307179588) translate(117.98909mm,64.86289mm)" svg:viewBox="0.0 0.0 1219.92 3900.024" svg:width="12.199201mm"/>
              </draw:g>
              <draw:g>
                <draw:path svg:d="M 1060.3921 6780.0415 L 2120.7842 83.435616 C 1418.2328 -27.812216 702.55133 -27.812216 0.0 83.435616 z" svg:height="67.800415mm" draw:style-name="style-79" draw:transform="rotate(-0.31415926535897953) translate(110.866554mm,32.24118mm)" svg:viewBox="0.0 0.0 2120.7842 6780.0415" svg:width="21.207842mm"/>
                <draw:path svg:d="M 1004.0881 6420.0396 L 2008.1761 79.0054 C 1342.9283 -26.33546 665.2477 -26.33546 0.0 79.0054 z" svg:height="64.20039mm" draw:style-name="style-80" draw:transform="skewX(-5.836787854364518E-17) rotate(-0.3141592653589795) translate(110.28957mm,35.838997mm)" svg:viewBox="0.0 0.0 2008.1761 6420.0396" svg:width="20.08176mm"/>
                <draw:path svg:d="M 666.26404 4260.0264 L 1332.5281 52.42415 C 891.10205 -17.474932 441.42606 -17.474932 0.0 52.42415 z" svg:height="42.60026mm" draw:style-name="style-81" draw:transform="skewX(-5.836787854364518E-17) rotate(-0.31415926535897953) translate(106.82766mm,57.425877mm)" svg:viewBox="0.0 0.0 1332.5281 4260.0264" svg:width="13.325281mm"/>
                <draw:path svg:d="M 609.96 3900.024 L 1219.92 47.99394 C 815.79767 -15.998178 404.12244 -15.998178 0.0 47.99394 z" svg:height="39.00024mm" draw:style-name="style-82" draw:transform="rotate(-0.3141592653589795) translate(106.25067mm,61.02369mm)" svg:viewBox="0.0 0.0 1219.92 3900.024" svg:width="12.199201mm"/>
              </draw:g>
              <draw:circle svg:height="13.12mm" draw:style-name="style-83" svg:width="13.12mm" svg:x="93.44mm" svg:y="93.44mm"/>
              <draw:circle svg:height="5.48mm" draw:style-name="style-84" svg:width="5.48mm" svg:x="97.26mm" svg:y="97.26mm"/>
              <draw:g draw:id="grid">
                <draw:line draw:style-name="style-85" svg:x1="101.026405mm" svg:x2="110.608mm" svg:y1="93.520004mm" svg:y2="33.040005mm"/>
                <draw:line draw:style-name="style-86" svg:x1="98.97374mm" svg:x2="89.39703mm" svg:y1="93.51998mm" svg:y2="33.039207mm"/>
                <draw:line draw:style-name="style-87" svg:x1="97.02153mm" svg:x2="69.22395mm" svg:y1="94.15427mm" svg:y2="39.593mm"/>
                <draw:line draw:style-name="style-88" svg:x1="95.36088mm" svg:x2="52.06345mm" svg:y1="95.36078mm" svg:y2="52.05985mm"/>
                <draw:line draw:style-name="style-89" svg:x1="94.15433mm" svg:x2="39.59531mm" svg:y1="97.02141mm" svg:y2="69.21941mm"/>
                <draw:line draw:style-name="style-90" svg:x1="93.520004mm" svg:x2="33.040005mm" svg:y1="98.9736mm" svg:y2="89.392mm"/>
                <draw:line draw:style-name="style-91" svg:x1="93.51998mm" svg:x2="33.039207mm" svg:y1="101.02627mm" svg:y2="110.602974mm"/>
                <draw:line draw:style-name="style-92" svg:x1="94.15427mm" svg:x2="39.593mm" svg:y1="102.97848mm" svg:y2="130.77605mm"/>
                <draw:line draw:style-name="style-93" svg:x1="95.36078mm" svg:x2="52.05985mm" svg:y1="104.63913mm" svg:y2="147.93655mm"/>
                <draw:line draw:style-name="style-94" svg:x1="97.02141mm" svg:x2="69.21941mm" svg:y1="105.84567mm" svg:y2="160.4047mm"/>
                <draw:line draw:style-name="style-95" svg:x1="98.9736mm" svg:x2="89.392mm" svg:y1="106.48mm" svg:y2="166.96mm"/>
                <draw:line draw:style-name="style-96" svg:x1="101.02627mm" svg:x2="110.602974mm" svg:y1="106.48003mm" svg:y2="166.9608mm"/>
                <draw:line draw:style-name="style-97" svg:x1="102.97848mm" svg:x2="130.77605mm" svg:y1="105.84573mm" svg:y2="160.40701mm"/>
                <draw:line draw:style-name="style-98" svg:x1="104.63913mm" svg:x2="147.93655mm" svg:y1="104.63923mm" svg:y2="147.94016mm"/>
                <draw:line draw:style-name="style-99" svg:x1="105.84567mm" svg:x2="160.4047mm" svg:y1="102.9786mm" svg:y2="130.7806mm"/>
                <draw:line draw:style-name="style-100" svg:x1="106.48mm" svg:x2="166.96mm" svg:y1="101.026405mm" svg:y2="110.608mm"/>
                <draw:line draw:style-name="style-101" svg:x1="106.48003mm" svg:x2="166.9608mm" svg:y1="98.97374mm" svg:y2="89.39703mm"/>
                <draw:line draw:style-name="style-102" svg:x1="105.84573mm" svg:x2="160.40701mm" svg:y1="97.02153mm" svg:y2="69.22395mm"/>
                <draw:line draw:style-name="style-103" svg:x1="104.63923mm" svg:x2="147.94016mm" svg:y1="95.36088mm" svg:y2="52.06345mm"/>
                <draw:line draw:style-name="style-104" svg:x1="102.9786mm" svg:x2="130.7806mm" svg:y1="94.15433mm" svg:y2="39.59531mm"/>
                <draw:circle svg:height="135.6mm" draw:style-name="style-105" svg:width="135.6mm" svg:x="32.2mm" svg:y="32.2mm"/>
                <draw:circle svg:height="128.40001mm" draw:style-name="style-106" svg:width="128.40001mm" svg:x="35.8mm" svg:y="35.8mm"/>
                <draw:circle svg:height="85.200005mm" draw:style-name="style-107" svg:width="85.200005mm" svg:x="57.4mm" svg:y="57.4mm"/>
                <draw:circle svg:height="78.0mm" draw:style-name="style-108" svg:width="78.0mm" svg:x="61.0mm" svg:y="61.0mm"/>
                <draw:circle svg:height="13.12mm" draw:style-name="style-109" svg:width="13.12mm" svg:x="93.44mm" svg:y="93.44mm"/>
                <draw:circle svg:height="5.48mm" draw:style-name="style-110" svg:width="5.48mm" svg:x="97.26mm" svg:y="97.26mm"/>
              </draw:g>
            </draw:g>
          </draw:g>
          <draw:g draw:id="numbers">
            <draw:frame svg:height="8.7734375mm" draw:style-name="style-111" draw:transform="rotate(-1.5707963267948966) translate(188.625mm,97.390625mm)" svg:width="5.671875mm">
              <draw:text-box>
                <text:p text:style-name="style-112">6</text:p>
              </draw:text-box>
            </draw:frame>
            <draw:frame svg:height="8.777344mm" draw:style-name="style-113" draw:transform="rotate(-1.2566370614359175) translate(182.71364mm,67.76985mm)" svg:width="11.494141mm">
              <draw:text-box>
                <text:p text:style-name="style-114">13</text:p>
              </draw:text-box>
            </draw:frame>
            <draw:frame svg:height="8.589844mm" draw:style-name="style-115" draw:transform="rotate(-0.9424777960769383) translate(169.96933mm,45.58647mm)" svg:width="5.9414062mm">
              <draw:text-box>
                <text:p text:style-name="style-116">4</text:p>
              </draw:text-box>
            </draw:frame>
            <draw:frame svg:height="8.7734375mm" draw:style-name="style-117" draw:transform="rotate(-0.628318530717959) translate(147.96443mm,25.301672mm)" svg:width="11.513672mm">
              <draw:text-box>
                <text:p text:style-name="style-118">18</text:p>
              </draw:text-box>
            </draw:frame>
            <draw:frame svg:height="8.625mm" draw:style-name="style-119" draw:transform="rotate(-0.31415926535897953) translate(126.5043mm,15.425931mm)" svg:width="3.1640625mm">
              <draw:text-box>
                <text:p text:style-name="style-120">1</text:p>
              </draw:text-box>
            </draw:frame>
            <draw:frame svg:height="8.7734375mm" draw:style-name="style-121" svg:width="12.412109mm" svg:x="93.975586mm" svg:y="11.375mm">
              <draw:text-box>
                <text:p text:style-name="style-122">20</text:p>
              </draw:text-box>
            </draw:frame>
            <draw:frame svg:height="8.621094mm" draw:style-name="style-123" draw:transform="skewX(-5.836787854364519E-17) rotate(0.3141592653589793) translate(70.189926mm,16.660225mm)" svg:width="5.6953125mm">
              <draw:text-box>
                <text:p text:style-name="style-124">5</text:p>
              </draw:text-box>
            </draw:frame>
            <draw:frame svg:height="8.625mm" draw:style-name="style-125" draw:transform="rotate(0.6283185307179586) translate(43.822155mm,31.26907mm)" svg:width="11.408203mm">
              <draw:text-box>
                <text:p text:style-name="style-126">12</text:p>
              </draw:text-box>
            </draw:frame>
            <draw:frame svg:height="8.7734375mm" draw:style-name="style-127" draw:transform="rotate(0.9424777960769379) translate(26.78778mm,49.99012mm)" svg:width="5.6484375mm">
              <draw:text-box>
                <text:p text:style-name="style-128">9</text:p>
              </draw:text-box>
            </draw:frame>
            <draw:frame svg:height="8.625mm" draw:style-name="style-129" draw:transform="rotate(1.2566370614359172) translate(14.144295mm,77.44017mm)" svg:width="11.458984mm">
              <draw:text-box>
                <text:p text:style-name="style-130">14</text:p>
              </draw:text-box>
            </draw:frame>
            <draw:frame svg:height="8.625mm" draw:style-name="style-131" draw:transform="rotate(1.5707963267948966) translate(11.375mm,104.26465mm)" svg:width="9.837891mm">
              <draw:text-box>
                <text:p text:style-name="style-132">11</text:p>
              </draw:text-box>
            </draw:frame>
            <draw:frame svg:height="8.7734375mm" draw:style-name="style-133" draw:transform="rotate(-1.2566370614359172) translate(23.71079mm,122.068855mm)" svg:width="5.6601562mm">
              <draw:text-box>
                <text:p text:style-name="style-134">8</text:p>
              </draw:text-box>
            </draw:frame>
            <draw:frame svg:height="8.7734375mm" draw:style-name="style-135" draw:transform="rotate(-0.9424777960769379) translate(32.79197mm,142.5369mm)" svg:width="11.490234mm">
              <draw:text-box>
                <text:p text:style-name="style-136">16</text:p>
              </draw:text-box>
            </draw:frame>
            <draw:frame svg:height="8.480469mm" draw:style-name="style-137" draw:transform="rotate(-0.6283185307179586) translate(51.24179mm,162.86664mm)" svg:width="5.5585938mm">
              <draw:text-box>
                <text:p text:style-name="style-138">7</text:p>
              </draw:text-box>
            </draw:frame>
            <draw:frame svg:height="8.7734375mm" draw:style-name="style-139" draw:transform="skewX(5.836787854364519E-17) rotate(-0.3141592653589793) translate(70.61897mm,173.91335mm)" svg:width="11.513672mm">
              <draw:text-box>
                <text:p text:style-name="style-140">19</text:p>
              </draw:text-box>
            </draw:frame>
            <draw:frame svg:height="8.777344mm" draw:style-name="style-141" svg:width="5.625mm" svg:x="97.43945mm" svg:y="179.375mm">
              <draw:text-box>
                <text:p text:style-name="style-142">3</text:p>
              </draw:text-box>
            </draw:frame>
            <draw:frame svg:height="8.625mm" draw:style-name="style-143" draw:transform="skewX(-5.836787854364519E-17) rotate(0.3141592653589793) translate(119.68471mm,177.06387mm)" svg:width="11.494141mm">
              <draw:text-box>
                <text:p text:style-name="style-144">17</text:p>
              </draw:text-box>
            </draw:frame>
            <draw:frame svg:height="8.625mm" draw:style-name="style-145" draw:transform="rotate(0.6283185307179586) translate(144.50493mm,165.77818mm)" svg:width="5.6796875mm">
              <draw:text-box>
                <text:p text:style-name="style-146">2</text:p>
              </draw:text-box>
            </draw:frame>
            <draw:frame svg:height="8.7734375mm" draw:style-name="style-147" draw:transform="rotate(0.9424777960769379) translate(161.20276mm,150.80246mm)" svg:width="11.560547mm">
              <draw:text-box>
                <text:p text:style-name="style-148">15</text:p>
              </draw:text-box>
            </draw:frame>
            <draw:frame svg:height="8.7734375mm" draw:style-name="style-149" draw:transform="rotate(1.2566370614359172) translate(173.9206mm,129.35873mm)" svg:width="11.466797mm">
              <draw:text-box>
                <text:p text:style-name="style-150">10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200.0mm" fo:page-width="200.0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